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subtitle">
      <style:graphic-properties draw:fill-color="#ffffff" draw:auto-grow-height="true" fo:min-height="13.86cm"/>
    </style:style>
    <style:style style:name="pr8" style:family="presentation" style:parent-style-name="MyTUM-outline1">
      <style:graphic-properties fo:min-height="13.61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family="Monospace" style:font-pitch="fixed" fo:font-size="32pt"/>
    </style:style>
    <style:style style:name="P7" style:family="paragraph">
      <style:text-properties fo:font-family="Monospace" style:font-pitch="fixed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fo:font-weight="normal" style:font-size-asian="60pt" style:font-weight-asian="normal" style:font-size-complex="60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family="Monospace" style:font-pitch="fixed" fo:font-size="32pt" style:text-underline-style="none"/>
    </style:style>
    <style:style style:name="T6" style:family="text">
      <style:text-properties fo:color="#ffffff" style:text-underline-style="solid" style:text-underline-width="auto" style:text-underline-color="font-color"/>
    </style:style>
    <style:style style:name="T7" style:family="text">
      <style:text-properties fo:color="#ffffff"/>
    </style:style>
    <style:style style:name="T8" style:family="text">
      <style:text-properties fo:font-family="Monospace" style:font-pitch="fixed" fo:font-size="32pt"/>
    </style:style>
    <style:style style:name="T9" style:family="text">
      <style:text-properties fo:font-family="Monospace" style:font-pitch="fixed"/>
    </style:style>
    <style:style style:name="T10" style:family="text">
      <style:text-properties fo:color="#b3b3b3" fo:font-family="Monospace" style:font-pitch="fixed"/>
    </style:style>
    <style:style style:name="T11" style:family="text">
      <style:text-properties fo:color="#b3b3b3" fo:font-family="Monospace" style:font-pitch="fixed" fo:font-size="32pt"/>
    </style:style>
    <style:style style:name="T12" style:family="text">
      <style:text-properties fo:color="#ff0000" fo:font-family="Monospace" style:font-pitch="fixed" fo:font-size="32pt"/>
    </style:style>
    <style:style style:name="T13" style:family="text">
      <style:text-properties fo:font-family="Ubuntu" style:font-pitch="variable" fo:font-size="60pt" style:font-size-asian="60pt" style:font-size-complex="60pt"/>
    </style:style>
    <style:style style:name="T14" style:family="text">
      <style:text-properties fo:font-family="Ubuntu" style:font-pitch="variable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color="#ffffff" fo:font-family="Ubuntu" style:font-pitch="variable" style:text-underline-style="solid" style:text-underline-width="auto" style:text-underline-color="font-color"/>
    </style:style>
    <style:style style:name="T17" style:family="text">
      <style:text-properties fo:color="#ffffff" fo:font-family="Ubuntu" style:font-pitch="variable"/>
    </style:style>
    <style:style style:name="T18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style:style style:name="T19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rest Tarasiuk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layer="layout" svg:width="25.199cm" svg:height="15cm" svg:x="1.4cm" svg:y="3.5cm" presentation:class="subtitle">
          <draw:text-box>
            <text:p><text:span text:style-name="T1">Projekt 2: ASM</text:span></text:p>
            <text:p/>
            <text:p>Orest Tarasiuk</text:p>
            <text:p/>
            <text:p>tarasiuk@in.tum.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Probleme</text:p>
                  </text:list-item>
                  <text:list-item>
                    <text:p>Ausblicke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1" draw:layer="layout" svg:width="25.199cm" svg:height="13.86cm" svg:x="1.4cm" svg:y="3.5cm" presentation:class="subtitle">
          <draw:text-box>
            <text:p text:style-name="P1"><text:span text:style-name="T2">Double-Dabble:</text:span></text:p>
            <text:p text:style-name="P1"/>
            <text:p text:style-name="P1">Algorithmus zur Bin → BCD Konversion</text:p>
            <text:p text:style-name="P1"/>
            <text:p text:style-name="P1">verdoppeln &amp; pfusche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3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2"><text:span text:style-name="T5"><text:s text:c="4"/></text:span><text:span text:style-name="T5">10er <text:s/>1er Eingabe(42) </text:span></text:p>
            <text:p text:style-name="P2"><text:span text:style-name="T5"><text:s text:c="2"/></text:span><text:span text:style-name="T5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3">verdoppeln:</text:span></text:p>
            <text:p text:style-name="P4"><text:span text:style-name="T4">Linksshift des Vektors verdoppelt den Wert.</text:span></text:p>
            <text:p text:style-name="P4"><text:span text:style-name="T4">Shifte so oft, wie es Bits in der Eingabe gibt.</text:span></text:p>
            <text:p text:style-name="P4"><text:span text:style-name="T3"/></text:p>
            <text:p text:style-name="P4"><text:span text:style-name="T6">pfuschen:</text:span></text:p>
            <text:p text:style-name="P4"><text:span text:style-name="T7">Addiere 3 auf eine BCD-Ziffer, falls diese &gt;= 5 ist.</text:span></text:p>
            <text:p text:style-name="P4"><text:span text:style-name="T7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3">verdoppeln:</text:span></text:p>
            <text:p text:style-name="P4"><text:span text:style-name="T4">Linksshift des Vektors verdoppelt den Wert.</text:span></text:p>
            <text:p text:style-name="P4"><text:span text:style-name="T4">Shifte so oft, wie es Bits in der Eingabe gibt.</text:span></text:p>
            <text:p text:style-name="P4"><text:span text:style-name="T3"/></text:p>
            <text:p text:style-name="P4"><text:span text:style-name="T3">pfuschen:</text:span></text:p>
            <text:p text:style-name="P4">Addiere 3 auf eine BCD-Ziffer, falls diese &gt;= 5 ist.</text:p>
            <text:p text:style-name="P4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7" draw:layer="layout" svg:width="25.199cm" svg:height="15cm" svg:x="1.4cm" svg:y="3.5cm" presentation:class="subtitle">
          <draw:text-box>
            <text:p text:style-name="P2"><text:span text:style-name="T9"><text:s text:c="4"/></text:span><text:span text:style-name="T9">10er <text:s/>1er Eingabe(42) </text:span></text:p>
            <text:p text:style-name="P2"><text:span text:style-name="T9"><text:s text:c="2"/></text:span><text:span text:style-name="T9">0000 0000 00101010 <text:s/></text:span></text:p>
            <text:p text:style-name="P2"><text:span text:style-name="T9">&lt; 0000 0000 0101010</text:span><text:span text:style-name="T10">0 <text:s/></text:span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  <text:p text:style-name="P2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/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 presentation:user-transformed="tru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>&lt; 0010 0001 0</text:span><text:span text:style-name="T11">0000000 <text:s/>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6" draw:layer="layout" svg:width="25.199cm" svg:height="15cm" svg:x="1.4cm" svg:y="3.5cm" presentation:class="subtitle" presentation:user-transformed="true">
          <draw:text-box>
            <text:p text:style-name="P2"><text:span text:style-name="T8"><text:s text:c="4"/></text:span><text:span text:style-name="T8">10er <text:s/>1er Eingabe(42) </text:span></text:p>
            <text:p text:style-name="P2"><text:span text:style-name="T8"><text:s text:c="2"/></text:span><text:span text:style-name="T8">0000 0000 00101010 <text:s/></text:span></text:p>
            <text:p text:style-name="P2"><text:span text:style-name="T8">&lt; 0000 0000 0101010</text:span><text:span text:style-name="T11">0 <text:s/></text:span></text:p>
            <text:p text:style-name="P2"><text:span text:style-name="T8">&lt; 0000 0000 101010</text:span><text:span text:style-name="T11">00 <text:s/></text:span></text:p>
            <text:p text:style-name="P2"><text:span text:style-name="T8">&lt; 0000 0001 01010</text:span><text:span text:style-name="T11">000 <text:s/></text:span></text:p>
            <text:p text:style-name="P2"><text:span text:style-name="T8">&lt; 0000 0010 1010</text:span><text:span text:style-name="T11">0000 <text:s/></text:span></text:p>
            <text:p text:style-name="P2"><text:span text:style-name="T8">&lt; 0000 0101 010</text:span><text:span text:style-name="T11">00000 <text:s/></text:span></text:p>
            <text:p text:style-name="P2"><text:span text:style-name="T8">+ 0000 </text:span><text:span text:style-name="T12">1000</text:span><text:span text:style-name="T8"> 010</text:span><text:span text:style-name="T11">00000 <text:s/></text:span></text:p>
            <text:p text:style-name="P2"><text:span text:style-name="T8">&lt; 0001 0000 10</text:span><text:span text:style-name="T11">000000 <text:s/></text:span></text:p>
            <text:p text:style-name="P2"><text:span text:style-name="T8">&lt; 0010 0001 0</text:span><text:span text:style-name="T11">0000000 <text:s/></text:span></text:p>
            <text:p text:style-name="P2"><text:span text:style-name="T8">&lt; 0100 0010 </text:span><text:span text:style-name="T11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text-style-name="P9" draw:layer="layout" svg:width="25.199cm" svg:height="13.86cm" svg:x="1.4cm" svg:y="3.5cm" presentation:class="subtitle">
          <draw:text-box>
            <text:p text:style-name="P8"><text:span text:style-name="T13">VHDL:</text:span></text:p>
            <text:p text:style-name="P8"><text:span text:style-name="T14"/></text:p>
            <text:p text:style-name="P8"><text:span text:style-name="T14">Very High Speed Integrated Circuit</text:span></text:p>
            <text:p text:style-name="P8"><text:span text:style-name="T14"/></text:p>
            <text:p text:style-name="P8"><text:span text:style-name="T14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Vorgehensweise:</text:span></text:p>
            <text:list text:style-name="L2">
              <text:list-item>
                <text:p text:style-name="P4"><text:span text:style-name="T14">interne Repräsentanten der BCD-Ziffern</text:span></text:p>
              </text:list-item>
              <text:list-item>
                <text:p text:style-name="P4"><text:span text:style-name="T14">interner Zähler</text:span></text:p>
              </text:list-item>
              <text:list-item>
                <text:p text:style-name="P4"><text:span text:style-name="T14">shifte bei rising_edge(clk)</text:span></text:p>
              </text:list-item>
              <text:list-item>
                <text:p text:style-name="P4"><text:span text:style-name="T14">addiere bei falling_edge(clk)</text:span></text:p>
              </text:list-item>
              <text:list-item>
                <text:p text:style-name="P4"><text:span text:style-name="T14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6">Lösung:</text:span></text:p>
            <text:p text:style-name="P4"><text:span text:style-name="T17">Großen Vektor aus Teilvektoren zusammensetzen.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5">Lösung:</text:span></text:p>
            <text:p text:style-name="P4"><text:span text:style-name="T14">Großen Vektor aus Teilvektoren zusammensetzen.</text:span></text:p>
            <text:p text:style-name="P4"><text:span text:style-name="T14"/></text:p>
            <text:p text:style-name="P4"><text:span text:style-name="T14"/></text:p>
            <text:p text:style-name="P4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layer="layout" svg:width="25.199cm" svg:height="13.86cm" svg:x="1.4cm" svg:y="3.5cm" presentation:class="outline" presentation:user-transformed="true">
          <draw:text-box>
            <text:p text:style-name="P4"><text:span text:style-name="T15">Problem:</text:span></text:p>
            <text:p text:style-name="P4"><text:span text:style-name="T14">Mehrere Signalzuweisungen in VHDL auf einem großen Vektor.</text:span></text:p>
            <text:p text:style-name="P4"><text:span text:style-name="T15">Lösung:</text:span></text:p>
            <text:p text:style-name="P4"><text:span text:style-name="T14">Großen Vektor aus Teilvektoren zusammensetzen.</text:span></text:p>
            <text:p text:style-name="P4"><text:span text:style-name="T14"/></text:p>
            <text:p text:style-name="P4"><text:span text:style-name="T15">Ausblick:</text:span></text:p>
            <text:p text:style-name="P4"><text:span text:style-name="T14">Testen der VHDL Schaltung auf einem FPG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9" draw:layer="layout" svg:width="25.199cm" svg:height="15cm" svg:x="1.4cm" svg:y="3.5cm" presentation:class="subtitle">
          <draw:text-box>
            <text:p text:style-name="P8"><text:span text:style-name="T18"/></text:p>
            <text:p text:style-name="P8"><text:span text:style-name="T18"><text:s/></text:span><text:span text:style-name="T19">Fragen?</text:span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/></text:p>
            <text:p text:style-name="P8"><text:span text:style-name="T14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office:forms form:automatic-focus="false" form:apply-design-mode="false"/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2H47M49S</meta:editing-duration>
    <meta:editing-cycles>132</meta:editing-cycles>
    <dc:date>2011-07-11T18:31:48</dc:date>
    <dc:creator>lores </dc:creator>
    <meta:generator>LibreOffice/3.3$Unix LibreOffice_project/330m19$Build-202</meta:generator>
    <meta:document-statistic meta:object-count="105"/>
  </office:meta>
</office:document-meta>
</file>